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barriers-to-agency"/>Barriers to Agency<text:bookmark-end text:name="barriers-to-agency"/></text:h>
      <text:p text:style-name="First_20_paragraph">[Target X words]</text:p>
      <text:list text:style-name="L1">
        <text:list-item>
          <text:p text:style-name="P1">The inevitability of being handled through data in the modern world.</text:p>
        </text:list-item>
        <text:list-item>
          <text:p text:style-name="P1">The drive to make people consumers / ad watchers rather than free agents.</text:p>
        </text:list-item>
        <text:list-item>
          <text:p text:style-name="P1">The difficulties in actually accessing and using your data</text:p>
        </text:list-item>
        <text:list-item>
          <text:p text:style-name="P1">…. (more to research here)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  <text:list-item>
          <text:p text:style-name="P2">Humane interfaces / better interaction design</text:p>
        </text:list-item>
      </text:list>
      <text:h text:style-name="Heading_20_2" text:outline-level="2"><text:bookmark-start text:name="increasing-ones-agency-through-and-over-data"/>Increasing one’s Agency through and over Data<text:bookmark-end text:name="increasing-ones-agency-through-and-over-data"/></text:h>
      <text:p text:style-name="First_20_paragraph">[Target X words]</text:p>
      <text:list text:style-name="L3">
        <text:list-item>
          <text:p text:style-name="P3">GDPR &amp; other regulatory approache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  <text:list-item>
          <text:p text:style-name="P3">Quantified Self, Personal Informatics and Reflection</text:p>
        </text:list-item>
        <text:list-item>
          <text:p text:style-name="P3">Vendor Relationship Management, Pull Computing, Personal Data Stores</text:p>
        </text:list-item>
        <text:list-item>
          <text:p text:style-name="P3">Meaning and Sensemaking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33:53Z</meta:creation-date>
    <dc:date>2020-11-12T16:33:53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